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388cm" fo:min-width="0.208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objectwithoutfill">
      <style:graphic-properties svg:stroke-color="#111111" draw:fill="solid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4.301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55cm" fo:min-width="4.9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0cm"/>
    </style:style>
    <style:style style:name="gr7" style:family="graphic" style:parent-style-name="objectwithoutfill">
      <style:graphic-properties draw:stroke="dash" draw:stroke-dash="Long_20_Dash" svg:stroke-color="#000000" draw:marker-start="Small_20_Arrow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0cm"/>
    </style:style>
    <style:style style:name="gr10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1" style:family="graphic" style:parent-style-name="objectwithoutfill">
      <style:graphic-properties svg:stroke-color="#000000" draw:marker-start="Arrow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55cm" fo:min-width="4.9cm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55cm" fo:min-width="4.9cm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55cm" fo:min-width="4.9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0cm"/>
    </style:style>
    <style:style style:name="gr1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cm" svg:height="0.9cm" svg:x="3.00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02cm" svg:y1="4.1cm" svg:x2="3.502cm" svg:y2="3cm">
          <text:p/>
        </draw:line>
        <draw:line draw:style-name="gr3" draw:text-style-name="P2" draw:layer="layout" svg:x1="3.002cm" svg:y1="3.2cm" svg:x2="4.002cm" svg:y2="3.2cm">
          <text:p/>
        </draw:line>
        <draw:line draw:style-name="gr2" draw:text-style-name="P2" draw:layer="layout" svg:x1="3.502cm" svg:y1="4.1cm" svg:x2="3.102cm" svg:y2="4.7cm">
          <text:p/>
        </draw:line>
        <draw:line draw:style-name="gr2" draw:text-style-name="P2" draw:layer="layout" svg:x1="3.502cm" svg:y1="4.1cm" svg:x2="3.102cm" svg:y2="4.7cm">
          <text:p/>
        </draw:line>
        <draw:line draw:style-name="gr2" draw:text-style-name="P2" draw:layer="layout" svg:x1="3.502cm" svg:y1="4.1cm" svg:x2="3.902cm" svg:y2="4.7cm">
          <text:p/>
        </draw:line>
        <draw:custom-shape draw:style-name="gr1" draw:text-style-name="P1" draw:layer="layout" svg:width="1cm" svg:height="0.9cm" svg:x="3.003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03cm" svg:y1="4.1cm" svg:x2="3.503cm" svg:y2="3cm">
          <text:p/>
        </draw:line>
        <draw:line draw:style-name="gr3" draw:text-style-name="P2" draw:layer="layout" svg:x1="3.003cm" svg:y1="3.2cm" svg:x2="4.003cm" svg:y2="3.2cm">
          <text:p/>
        </draw:line>
        <draw:line draw:style-name="gr2" draw:text-style-name="P2" draw:layer="layout" svg:x1="3.503cm" svg:y1="4.1cm" svg:x2="3.103cm" svg:y2="4.7cm">
          <text:p/>
        </draw:line>
        <draw:line draw:style-name="gr2" draw:text-style-name="P2" draw:layer="layout" svg:x1="3.503cm" svg:y1="4.1cm" svg:x2="3.103cm" svg:y2="4.7cm">
          <text:p/>
        </draw:line>
        <draw:line draw:style-name="gr2" draw:text-style-name="P2" draw:layer="layout" svg:x1="3.503cm" svg:y1="4.1cm" svg:x2="3.903cm" svg:y2="4.7cm">
          <text:p/>
        </draw:line>
        <draw:line draw:style-name="gr2" draw:text-style-name="P2" draw:layer="layout" svg:x1="3.502cm" svg:y1="5.6cm" svg:x2="3.5cm" svg:y2="16.3cm">
          <text:p/>
        </draw:line>
        <draw:custom-shape draw:style-name="gr4" draw:text-style-name="P4" draw:layer="layout" svg:width="4.801cm" svg:height="1.8cm" svg:x="6.501cm" svg:y="4.9cm">
          <text:p text:style-name="P3"><text:span text:style-name="T1">Получение данных от</text:span></text:p>
          <text:p text:style-name="P3"><text:span text:style-name="T1"><text:s/></text:span><text:span text:style-name="T1">пользователя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4cm" svg:height="1.8cm" svg:x="12.201cm" svg:y="4.9cm">
          <text:p text:style-name="P5"><text:span text:style-name="T1">Выбор режима перевозки, </text:span></text:p>
          <text:p text:style-name="P5"><text:span text:style-name="T1">статуса и нарушений</text:span></text:p>
          <text:p text:style-name="P5"><text:span text:style-name="T1">(если имеются)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cm" svg:y1="6.7cm" svg:x2="8.9cm" svg:y2="16.2cm">
          <text:p/>
        </draw:line>
        <draw:line draw:style-name="gr2" draw:text-style-name="P2" draw:layer="layout" svg:x1="14.9cm" svg:y1="6cm" svg:x2="14.9cm" svg:y2="16.4cm">
          <text:p/>
        </draw:line>
        <draw:custom-shape draw:style-name="gr6" draw:text-style-name="P1" draw:layer="layout" svg:width="0.4cm" svg:height="2.4cm" svg:x="8.702cm" svg:y="7.8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3.502cm" svg:y1="9.9cm" svg:x2="8.7cm" svg:y2="9.9cm">
          <text:p/>
        </draw:line>
        <draw:frame draw:style-name="gr8" draw:text-style-name="P7" draw:layer="layout" svg:width="5.5cm" svg:height="2.147cm" svg:x="3.5cm" svg:y="8cm">
          <draw:text-box>
            <text:p><text:span text:style-name="T1">Результат получения данных от пользователя на обработку</text:span></text:p>
          </draw:text-box>
        </draw:frame>
        <draw:custom-shape draw:style-name="gr9" draw:text-style-name="P1" draw:layer="layout" svg:width="0.4cm" svg:height="2.8cm" svg:x="14.7cm" svg:y="10.7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5.599cm" svg:height="1.3cm" svg:x="9.101cm" svg:y="9.6cm">
          <draw:text-box>
            <text:p><text:span text:style-name="T1">Обработка полученных данных</text:span></text:p>
          </draw:text-box>
        </draw:frame>
        <draw:line draw:style-name="gr11" draw:text-style-name="P2" draw:layer="layout" svg:x1="21.2cm" svg:y1="13.2cm" svg:x2="15.102cm" svg:y2="13.2cm">
          <text:p/>
        </draw:line>
        <draw:frame draw:style-name="gr12" draw:text-style-name="P7" draw:layer="layout" svg:width="4.3cm" svg:height="1.673cm" svg:x="15.7cm" svg:y="11.327cm">
          <draw:text-box>
            <text:p><text:span text:style-name="T1">Процесс отправки результатов пользователю</text:span></text:p>
          </draw:text-box>
        </draw:frame>
        <draw:custom-shape draw:style-name="gr13" draw:text-style-name="P6" draw:layer="layout" svg:width="5.4cm" svg:height="1.8cm" svg:x="18.5cm" svg:y="4.9cm">
          <text:p text:style-name="P5"><text:span text:style-name="T1">Отправка результата</text:span></text:p>
          <text:p text:style-name="P5"><text:span text:style-name="T1"><text:s/></text:span><text:span text:style-name="T1">обработки данных</text:span></text:p>
          <text:p text:style-name="P5"><text:span text:style-name="T1"><text:s/></text:span><text:span text:style-name="T1">пользователю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5.4cm" svg:height="1.8cm" svg:x="12.201cm" svg:y="4.9cm">
          <text:p text:style-name="P5"><text:span text:style-name="T1">Выбор режима перевозки, </text:span></text:p>
          <text:p text:style-name="P5"><text:span text:style-name="T1">статуса и нарушений</text:span></text:p>
          <text:p text:style-name="P5"><text:span text:style-name="T1">(если имеются)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5.4cm" svg:height="1.8cm" svg:x="12.201cm" svg:y="4.9cm">
          <text:p text:style-name="P5"><text:span text:style-name="T1">Обработка данных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1.302cm" svg:y1="6.7cm" svg:x2="21.4cm" svg:y2="16.6cm">
          <text:p/>
        </draw:line>
        <draw:custom-shape draw:style-name="gr16" draw:text-style-name="P1" draw:layer="layout" svg:width="0.398cm" svg:height="1.8cm" svg:x="21.2cm" svg:y="12.9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9cm" svg:height="0.725cm" svg:x="2.7cm" svg:y="4.8cm">
          <draw:text-box>
            <text:p><text:span text:style-name="T1">server</text:span></text:p>
          </draw:text-box>
        </draw:frame>
        <draw:line draw:style-name="gr11" draw:text-style-name="P2" draw:layer="layout" svg:x1="14.7cm" svg:y1="11cm" svg:x2="3.5cm" svg:y2="1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23:23:17.979048511</meta:creation-date>
    <dc:date>2020-10-24T03:22:53.933292229</dc:date>
    <meta:editing-duration>PT13M32S</meta:editing-duration>
    <meta:editing-cycles>4</meta:editing-cycles>
    <meta:generator>LibreOffice/6.4.5.2$Linux_X86_64 LibreOffice_project/40$Build-2</meta:generator>
    <meta:document-statistic meta:object-count="31"/>
  </office:meta>
</office:document-meta>
</file>